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00" style:vertical-align="middle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1">
          <table:table-cell table:style-name="ce14" office:value-type="string" calcext:value-type="string">
            <text:p>Руйнування старої хати екскаватором</text:p>
          </table:table-cell>
          <table:table-cell office:value-type="date" office:date-value="2022-10-29" calcext:value-type="date">
            <text:p>29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Вивіз залишків старої хати (16 ходок)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9600" calcext:value-type="currency">
            <text:p>9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Погрузка залишків старої хати екскаватором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иття траншеї під фундамент екскаватором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Арматура, в’язальний дріт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26772" calcext:value-type="currency">
            <text:p>26 77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озборка старої хати (ручна робота)</text:p>
          </table:table-cell>
          <table:table-cell office:value-type="date" office:date-value="2022-11-04" calcext:value-type="date">
            <text:p>04.11.2022</text:p>
          </table:table-cell>
          <table:table-cell office:value-type="currency" office:currency="UAH" office:value="29000" calcext:value-type="currency">
            <text:p>2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Круги відрізні, дріт в’язальний</text:p>
          </table:table-cell>
          <table:table-cell office:value-type="date" office:date-value="2022-11-01" calcext:value-type="date">
            <text:p>01.11.2022</text:p>
          </table:table-cell>
          <table:table-cell office:value-type="currency" office:currency="UAH" office:value="633" calcext:value-type="currency">
            <text:p>6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02" calcext:value-type="date">
            <text:p>02.11.2022</text:p>
          </table:table-cell>
          <table:table-cell office:value-type="currency" office:currency="UAH" office:value="484" calcext:value-type="currency">
            <text:p>48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, скотч</text:p>
          </table:table-cell>
          <table:table-cell office:value-type="date" office:date-value="2022-11-03" calcext:value-type="date">
            <text:p>03.11.2022</text:p>
          </table:table-cell>
          <table:table-cell table:formula="of:=156+162" office:value-type="currency" office:currency="UAH" office:value="318" calcext:value-type="currency">
            <text:p>31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Бетон 26 м3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81293.3" calcext:value-type="currency">
            <text:p>81 2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обота екскаватора по перевозці бетону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3500" calcext:value-type="currency">
            <text:p>3 500 грн.</text:p>
          </table:table-cell>
          <table:table-cell table:style-name="ce13" office:value-type="string" calcext:value-type="string">
            <text:p>Неспл.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25" calcext:value-type="currency">
            <text:p>1 0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ерево для опалубк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500" calcext:value-type="currency">
            <text:p>10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11-07" calcext:value-type="date">
            <text:p>07.11.2022</text:p>
          </table:table-cell>
          <table:table-cell office:value-type="currency" office:currency="UAH" office:value="650" calcext:value-type="currency">
            <text:p>6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11-08" calcext:value-type="date">
            <text:p>08.11.2022</text:p>
          </table:table-cell>
          <table:table-cell office:value-type="currency" office:currency="UAH" office:value="325" calcext:value-type="currency">
            <text:p>3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Бетон 11,5 м3</text:p>
          </table:table-cell>
          <table:table-cell office:value-type="date" office:date-value="2022-11-09" calcext:value-type="date">
            <text:p>09.11.2022</text:p>
          </table:table-cell>
          <table:table-cell office:value-type="currency" office:currency="UAH" office:value="38752.4" calcext:value-type="currency">
            <text:p>38 7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65" calcext:value-type="currency">
            <text:p>36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15" calcext:value-type="currency">
            <text:p>3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85" calcext:value-type="currency">
            <text:p>8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учна робота при ритті траншеї під фундамент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5000" calcext:value-type="currency">
            <text:p>5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Укладка 26 м3 бетону разом із армуванням 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9000" calcext:value-type="currency">
            <text:p>3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Щебень 4,1 + доставка</text:p>
          </table:table-cell>
          <table:table-cell office:value-type="date" office:date-value="2022-11-12" calcext:value-type="date">
            <text:p>12.11.2022</text:p>
          </table:table-cell>
          <table:table-cell office:value-type="currency" office:currency="UAH" office:value="4100" calcext:value-type="currency">
            <text:p>4 1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Арматура для плити в Металолдінгу</text:p>
          </table:table-cell>
          <table:table-cell office:value-type="date" office:date-value="2022-11-18" calcext:value-type="date">
            <text:p>18.11.2022</text:p>
          </table:table-cell>
          <table:table-cell table:formula="of:=71375.81" office:value-type="currency" office:currency="UAH" office:value="71375.81" calcext:value-type="currency">
            <text:p>71 37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оставка арматур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6500" calcext:value-type="currency">
            <text:p>6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Каналізаційні та поліетиленові труб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3173" calcext:value-type="currency">
            <text:p>3 17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5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34])" office:value-type="currency" office:currency="UAH" office:value="348766.51" calcext:value-type="currency">
            <text:p>348 767 грн.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23:15:55.84245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1-21T23:18:48.205999267</dc:date>
    <dc:creator>Віталій </dc:creator>
    <meta:editing-duration>PT4H52M12S</meta:editing-duration>
    <meta:editing-cycles>69</meta:editing-cycles>
    <meta:document-statistic meta:table-count="1" meta:cell-count="109" meta:object-count="0"/>
  </office:meta>
</office:document-meta>
</file>